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paragraph-properties fo:break-before="page"/>
    </style:style>
    <style:style style:family="paragraph" style:master-page-name="" style:name="P2" style:parent-style-name="Standard">
      <style:paragraph-properties fo:break-before="page" style:page-number="auto"/>
    </style:style>
    <style:style style:family="paragraph" style:master-page-name="" style:name="P3" style:parent-style-name="Standard">
      <style:paragraph-properties fo:break-after="page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1</text:p>
      <text:p text:style-name="P1">(ctrl+return)</text:p>
      <text:p text:style-name="Standard">222</text:p>
      <text:p text:style-name="P2">333 (attr, page break before this)</text:p>
      <text:p text:style-name="P3">44444 (attr, page break after this) </text:p>
      <text:p text:style-name="Standard">55555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textooo="http://openoffice.org/2013/office" xmlns:xforms="http://www.w3.org/2002/xforms" xmlns:xhtml="http://www.w3.org/1999/xhtml" xmlns:xlink="http://www.w3.org/1999/xlink" xmlns:xml="http://www.w3.org/XML/1998/namespace" office:version="1.2">
  <office:meta>
    <meta:initial-creator>Malte Timmermann</meta:initial-creator>
    <meta:creation-date>2014-09-26T14:39:22.83</meta:creation-date>
    <meta:document-statistic meta:character-count="94" meta:image-count="0" meta:object-count="0" meta:page-count="4" meta:paragraph-count="6" meta:table-count="0" meta:word-count="16"/>
    <dc:date>2018-04-06T23:27:05</dc:date>
    <dc:creator>Malte Timmermann</dc:creator>
    <meta:editing-duration>PT0.068S</meta:editing-duration>
    <meta:editing-cycles>2</meta:editing-cycles>
    <meta:generator>StarOffice/8$Win32 OpenOffice.org_project/680m18$Build-9161</meta:generator>
  </office:meta>
</office:document-meta>
</file>